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8132" officeooo:paragraph-rsid="000e8132"/>
    </style:style>
    <style:style style:name="P2" style:family="paragraph" style:parent-style-name="Standard">
      <style:text-properties officeooo:rsid="000e8132" officeooo:paragraph-rsid="000f0c9b"/>
    </style:style>
    <style:style style:name="P3" style:family="paragraph" style:parent-style-name="Standard">
      <style:text-properties officeooo:rsid="000e8132" officeooo:paragraph-rsid="0010ab51"/>
    </style:style>
    <style:style style:name="P4" style:family="paragraph" style:parent-style-name="Standard">
      <style:text-properties fo:font-style="italic" style:text-underline-style="solid" style:text-underline-width="auto" style:text-underline-color="font-color" fo:font-weight="bold" officeooo:rsid="000e8132" officeooo:paragraph-rsid="000e8132" style:font-style-asian="italic" style:font-weight-asian="bold" style:font-style-complex="italic" style:font-weight-complex="bold"/>
    </style:style>
    <style:style style:name="T1" style:family="text">
      <style:text-properties officeooo:rsid="000f0c9b"/>
    </style:style>
    <style:style style:name="T2" style:family="text">
      <style:text-properties officeooo:rsid="0010ab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uide to Interpreting the Results:</text:p>
      <text:p text:style-name="P1"/>
      <text:p text:style-name="P3">There are four folders containing results pertaining to different simulation conditions. The system considered here, is a two bus test system, as described in the papers. </text:p>
      <text:p text:style-name="P3"/>
      <text:p text:style-name="P3">The folder titled, “Result_Unconstrained” has the simulation results when the transmission lines have very high power carrying capacit<text:span text:style-name="T2">ies</text:span> (in this case I have used 1000 MW), and also both the generators have very high generating capabilit<text:span text:style-name="T2">ies</text:span> (10,000 MW in this example). </text:p>
      <text:p text:style-name="P3"/>
      <text:p text:style-name="P3">The folder titled, “Result_Line_con<text:span text:style-name="T2">g</text:span>” contains results pertaining to the condition when the generators are still having very high generating capabilit<text:span text:style-name="T2">ies</text:span>, but each of the three transmission lines have reduced power carrying capability of 100 MW, so that the LMPs at the two buses are different. </text:p>
      <text:p text:style-name="P3"/>
      <text:p text:style-name="P3">The folder titled, “Result_Gen_upper_limit” has results pertaining to the condition, when along with the binding line limits, the upper generating limit of generator-1 is set to 300 MW, and so it is binding. </text:p>
      <text:p text:style-name="P3"/>
      <text:p text:style-name="P3"><text:span text:style-name="T1">Finally, the folder, titled, “Result_Gen_upper_both” has, in addition to all the previous conditions, upper generating limit of generator-2 set to 500 MW, so that it is also binding, and hence the LMPs at both the buses are expected to be very high. </text:span></text:p>
      <text:p text:style-name="P2"/>
      <text:p text:style-name="P2"><text:span text:style-name="T1">In each of the folders, (with the exception of the first one, which doesn't have the log file), there are 7 files (pertaining to dual residual by iteration, primal residual by iteration, Objective function value by iteration, end results for LMPs, end result for power flows and generations, log file containing details of every step of iterations, and a spreadsheet containing the results and graphs of the aforementioned parameters; the names are very obvious, and indica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5T08:44:53.488741356</meta:creation-date>
    <dc:date>2015-03-05T09:11:43.242133903</dc:date>
    <meta:editing-duration>PT11M38S</meta:editing-duration>
    <meta:editing-cycles>2</meta:editing-cycles>
    <meta:generator>LibreOffice/4.2.7.2$Linux_x86 LibreOffice_project/420m0$Build-2</meta:generator>
    <meta:document-statistic meta:table-count="0" meta:image-count="0" meta:object-count="0" meta:page-count="1" meta:paragraph-count="7" meta:word-count="268" meta:character-count="1707" meta:non-whitespace-character-count="1441"/>
  </office:meta>
</office:document-meta>
</file>